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14c" officeooo:paragraph-rsid="000e214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e214c" officeooo:paragraph-rsid="000e214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e214c" officeooo:paragraph-rsid="000e214c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e214c" officeooo:paragraph-rsid="000e214c" style:font-size-asian="17.5pt" style:font-weight-asian="normal" style:font-size-complex="20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2pt" officeooo:rsid="000e214c" officeooo:paragraph-rsid="000e214c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officeooo:rsid="000fa0a2" officeooo:paragraph-rsid="000fa0a2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font-size="12pt" officeooo:rsid="00104aba" officeooo:paragraph-rsid="00104aba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officeooo:rsid="000f974b" officeooo:paragraph-rsid="000f974b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officeooo:rsid="00104aba" officeooo:paragraph-rsid="0018d82f"/>
    </style:style>
    <style:style style:name="P10" style:family="paragraph" style:parent-style-name="Text_20_body">
      <style:paragraph-properties fo:text-align="justify" style:justify-single-word="false"/>
      <style:text-properties officeooo:rsid="0015ea0f" officeooo:paragraph-rsid="0015ea0f"/>
    </style:style>
    <style:style style:name="P11" style:family="paragraph" style:parent-style-name="Text_20_body">
      <style:paragraph-properties fo:text-align="justify" style:justify-single-word="false"/>
      <style:text-properties officeooo:rsid="0015ea0f" officeooo:paragraph-rsid="0028d0fa"/>
    </style:style>
    <style:style style:name="P12" style:family="paragraph" style:parent-style-name="Text_20_body">
      <style:paragraph-properties fo:text-align="start" style:justify-single-word="false"/>
      <style:text-properties officeooo:rsid="00171500" officeooo:paragraph-rsid="00171500"/>
    </style:style>
    <style:style style:name="P13" style:family="paragraph" style:parent-style-name="Text_20_body">
      <style:paragraph-properties fo:text-align="center" style:justify-single-word="false"/>
      <style:text-properties fo:font-style="italic" style:text-underline-style="none" officeooo:rsid="00171500" officeooo:paragraph-rsid="00171500" style:font-style-asian="italic" style:font-style-complex="italic"/>
    </style:style>
    <style:style style:name="P14" style:family="paragraph" style:parent-style-name="Text_20_body">
      <style:paragraph-properties fo:text-align="center" style:justify-single-word="false"/>
      <style:text-properties fo:font-style="italic" style:text-underline-style="none" officeooo:rsid="001e6663" officeooo:paragraph-rsid="0029ea8a" style:font-style-asian="italic" style:font-style-complex="italic"/>
    </style:style>
    <style:style style:name="P15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266daf" officeooo:paragraph-rsid="00266daf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tyle="italic" officeooo:rsid="0015ea0f" officeooo:paragraph-rsid="0028d0fa" style:font-style-asian="italic" style:font-style-complex="italic"/>
    </style:style>
    <style:style style:name="P17" style:family="paragraph" style:parent-style-name="Text_20_body">
      <style:paragraph-properties fo:text-align="start" style:justify-single-word="false"/>
      <style:text-properties fo:font-style="normal" style:text-underline-style="none" officeooo:rsid="0018d82f" officeooo:paragraph-rsid="0018d82f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fo:font-style="normal" style:text-underline-style="none" officeooo:rsid="001c468c" officeooo:paragraph-rsid="001c468c" style:font-style-asian="normal" style:font-style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style:text-underline-style="none" officeooo:rsid="001e6663" officeooo:paragraph-rsid="0020979e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style:text-underline-style="none" officeooo:rsid="00171500" officeooo:paragraph-rsid="0018d82f" style:font-style-asian="normal" style:font-style-complex="normal"/>
    </style:style>
    <style:style style:name="P21" style:family="paragraph" style:parent-style-name="Text_20_body">
      <style:paragraph-properties fo:text-align="start" style:justify-single-word="false"/>
      <style:text-properties fo:font-style="normal" style:text-underline-style="none" officeooo:rsid="0029ea8a" officeooo:paragraph-rsid="0029ea8a" style:font-style-asian="normal" style:font-style-complex="normal"/>
    </style:style>
    <style:style style:name="P22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24d263" officeooo:paragraph-rsid="0024d263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4d263" officeooo:paragraph-rsid="0024d263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4d263" officeooo:paragraph-rsid="00266daf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1c468c" officeooo:paragraph-rsid="0029ea8a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4d263" officeooo:paragraph-rsid="0024d263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2e0fc" officeooo:paragraph-rsid="0022e0fc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2e0fc" officeooo:paragraph-rsid="0029ea8a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officeooo:rsid="001e6663" officeooo:paragraph-rsid="0029ea8a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e7c6e" officeooo:paragraph-rsid="001e7c6e"/>
    </style:style>
    <style:style style:name="P3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71500" officeooo:paragraph-rsid="00171500"/>
    </style:style>
    <style:style style:name="P3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ef2d6" officeooo:paragraph-rsid="0028d0fa"/>
    </style:style>
    <style:style style:name="P33" style:family="paragraph" style:parent-style-name="Text_20_body">
      <style:paragraph-properties fo:text-align="justify" style:justify-single-word="false"/>
      <style:text-properties officeooo:rsid="0020979e" officeooo:paragraph-rsid="0020979e"/>
    </style:style>
    <style:style style:name="P34" style:family="paragraph" style:parent-style-name="Standard">
      <style:text-properties officeooo:rsid="000e214c" officeooo:paragraph-rsid="000e214c"/>
    </style:style>
    <style:style style:name="P35" style:family="paragraph" style:parent-style-name="Heading_20_2">
      <style:text-properties officeooo:rsid="0039dcff" officeooo:paragraph-rsid="0039dcff"/>
    </style:style>
    <style:style style:name="P36" style:family="paragraph" style:parent-style-name="Text_20_body" style:list-style-name="L1">
      <style:paragraph-properties fo:text-align="justify" style:justify-single-word="false"/>
      <style:text-properties fo:font-size="12pt" officeooo:rsid="000e214c" officeooo:paragraph-rsid="000e214c" style:font-size-asian="12pt" style:font-size-complex="12pt"/>
    </style:style>
    <style:style style:name="P37" style:family="paragraph" style:parent-style-name="Text_20_body" style:list-style-name="L1">
      <style:paragraph-properties fo:text-align="justify" style:justify-single-word="false"/>
      <style:text-properties fo:font-size="12pt" officeooo:rsid="000f974b" officeooo:paragraph-rsid="000f974b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font-size="12pt" officeooo:rsid="000f974b" officeooo:paragraph-rsid="00381cbd" style:font-size-asian="12pt" style:font-size-complex="12pt"/>
    </style:style>
    <style:style style:name="P39" style:family="paragraph" style:parent-style-name="Text_20_body" style:list-style-name="L5">
      <style:paragraph-properties fo:text-align="justify" style:justify-single-word="false"/>
      <style:text-properties fo:font-size="12pt" officeooo:rsid="000f974b" officeooo:paragraph-rsid="00381cbd" style:font-size-asian="12pt" style:font-size-complex="12pt"/>
    </style:style>
    <style:style style:name="P40" style:family="paragraph" style:parent-style-name="Text_20_body" style:list-style-name="L1">
      <style:paragraph-properties fo:text-align="justify" style:justify-single-word="false"/>
      <style:text-properties fo:font-size="12pt" officeooo:rsid="000fa0a2" officeooo:paragraph-rsid="000fa0a2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font-size="12pt" officeooo:rsid="00381cbd" officeooo:paragraph-rsid="00381cbd" style:font-size-asian="12pt" style:font-size-complex="12pt"/>
    </style:style>
    <style:style style:name="P42" style:family="paragraph" style:parent-style-name="Text_20_body" style:list-style-name="L5">
      <style:paragraph-properties fo:text-align="justify" style:justify-single-word="false"/>
      <style:text-properties fo:font-size="12pt" officeooo:rsid="00381cbd" officeooo:paragraph-rsid="00381cbd" style:font-size-asian="12pt" style:font-size-complex="12pt"/>
    </style:style>
    <style:style style:name="P43" style:family="paragraph" style:parent-style-name="Text_20_body" style:list-style-name="L2">
      <style:paragraph-properties fo:text-align="justify" style:justify-single-word="false"/>
      <style:text-properties officeooo:rsid="0015ea0f" officeooo:paragraph-rsid="0028d0fa"/>
    </style:style>
    <style:style style:name="P44" style:family="paragraph" style:parent-style-name="Text_20_body" style:list-style-name="L3">
      <style:paragraph-properties fo:text-align="justify" style:justify-single-word="false"/>
      <style:text-properties officeooo:rsid="0015ea0f" officeooo:paragraph-rsid="0028d0fa"/>
    </style:style>
    <style:style style:name="P45" style:family="paragraph" style:parent-style-name="Text_20_body" style:list-style-name="L4">
      <style:paragraph-properties fo:text-align="justify" style:justify-single-word="false"/>
      <style:text-properties officeooo:rsid="002db79b" officeooo:paragraph-rsid="002db79b"/>
    </style:style>
    <style:style style:name="P46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2e0fc" officeooo:paragraph-rsid="0022e0fc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f5656" officeooo:paragraph-rsid="002f5656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f5656" officeooo:paragraph-rsid="003325c4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3325c4" officeooo:paragraph-rsid="003325c4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22e0fc" officeooo:paragraph-rsid="0022e0fc" style:font-style-asian="normal" style:font-weight-asian="bold" style:font-style-complex="normal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officeooo:rsid="00310dbe" officeooo:paragraph-rsid="00310dbe" style:font-style-asian="normal" style:font-style-complex="normal"/>
    </style:style>
    <style:style style:name="P52" style:family="paragraph" style:parent-style-name="Text_20_body">
      <style:paragraph-properties fo:text-align="justify" style:justify-single-word="false"/>
      <style:text-properties style:text-underline-style="none" fo:font-weight="bold" officeooo:rsid="0028d0fa" officeooo:paragraph-rsid="0028d0fa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style:text-underline-style="none" officeooo:rsid="0028d0fa" officeooo:paragraph-rsid="00310dbe"/>
    </style:style>
    <style:style style:name="P54" style:family="paragraph" style:parent-style-name="Text_20_body">
      <style:paragraph-properties fo:text-align="justify" style:justify-single-word="false"/>
      <style:text-properties style:text-underline-style="none" officeooo:rsid="00310dbe" officeooo:paragraph-rsid="00310dbe"/>
    </style:style>
    <style:style style:name="P55" style:family="paragraph" style:parent-style-name="Text_20_body">
      <style:paragraph-properties fo:text-align="justify" style:justify-single-word="false"/>
      <style:text-properties fo:font-weight="bold" officeooo:rsid="002db79b" officeooo:paragraph-rsid="002db79b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font-style="italic" style:text-underline-style="none" officeooo:rsid="001e6663" officeooo:paragraph-rsid="001e6663" style:font-style-asian="italic" style:font-style-complex="italic"/>
    </style:style>
    <style:style style:name="P57" style:family="paragraph" style:parent-style-name="Text_20_body">
      <style:paragraph-properties fo:text-align="justify" style:justify-single-word="false"/>
      <style:text-properties officeooo:rsid="00104aba" officeooo:paragraph-rsid="0036bc0d"/>
    </style:style>
    <style:style style:name="P58" style:family="paragraph" style:parent-style-name="Text_20_body">
      <style:paragraph-properties fo:text-align="justify" style:justify-single-word="false"/>
      <style:text-properties officeooo:rsid="00104aba" officeooo:paragraph-rsid="0020979e"/>
    </style:style>
    <style:style style:name="P59" style:family="paragraph" style:parent-style-name="Text_20_body">
      <style:paragraph-properties fo:text-align="justify" style:justify-single-word="false"/>
      <style:text-properties officeooo:rsid="00104aba" officeooo:paragraph-rsid="00381cbd"/>
    </style:style>
    <style:style style:name="P60" style:family="paragraph" style:parent-style-name="Text_20_body">
      <style:paragraph-properties fo:text-align="justify" style:justify-single-word="false"/>
      <style:text-properties officeooo:rsid="0020979e" officeooo:paragraph-rsid="0020979e"/>
    </style:style>
    <style:style style:name="P61" style:family="paragraph" style:parent-style-name="Text_20_body">
      <style:paragraph-properties fo:text-align="justify" style:justify-single-word="false"/>
      <style:text-properties officeooo:rsid="0020979e" officeooo:paragraph-rsid="00381cbd"/>
    </style:style>
    <style:style style:name="P62" style:family="paragraph" style:parent-style-name="Text_20_body">
      <style:text-properties officeooo:rsid="0039dcff" officeooo:paragraph-rsid="0039dcff"/>
    </style:style>
    <style:style style:name="P63" style:family="paragraph" style:parent-style-name="Text_20_body">
      <style:text-properties style:text-underline-style="solid" style:text-underline-width="auto" style:text-underline-color="font-color" officeooo:rsid="0039dcff" officeooo:paragraph-rsid="0039dcff"/>
    </style:style>
    <style:style style:name="P64" style:family="paragraph" style:parent-style-name="Heading_20_1">
      <style:paragraph-properties fo:text-align="justify" style:justify-single-word="false"/>
      <style:text-properties officeooo:rsid="000e214c" officeooo:paragraph-rsid="000e214c"/>
    </style:style>
    <style:style style:name="P65" style:family="paragraph" style:parent-style-name="Heading_20_1">
      <style:paragraph-properties fo:text-align="justify" style:justify-single-word="false"/>
      <style:text-properties officeooo:rsid="00104aba" officeooo:paragraph-rsid="00104aba"/>
    </style:style>
    <style:style style:name="P66" style:family="paragraph" style:parent-style-name="Heading_20_1">
      <style:paragraph-properties fo:text-align="justify" style:justify-single-word="false"/>
      <style:text-properties officeooo:rsid="00381cbd" officeooo:paragraph-rsid="00381cbd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>
      <style:paragraph-properties fo:text-align="center"/>
    </style:style>
    <style:style style:name="P70" style:family="paragraph">
      <loext:graphic-properties draw:fill="solid" draw:fill-color="#729fc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officeooo:rsid="000f974b"/>
    </style:style>
    <style:style style:name="T2" style:family="text">
      <style:text-properties officeooo:rsid="000fa0a2"/>
    </style:style>
    <style:style style:name="T3" style:family="text">
      <style:text-properties officeooo:rsid="00104ab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20979e"/>
    </style:style>
    <style:style style:name="T7" style:family="text">
      <style:text-properties officeooo:rsid="0012006b"/>
    </style:style>
    <style:style style:name="T8" style:family="text">
      <style:text-properties officeooo:rsid="00121f0e"/>
    </style:style>
    <style:style style:name="T9" style:family="text">
      <style:text-properties fo:color="#800000" fo:background-color="#ffcc00" loext:char-shading-value="0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ef2d6" style:font-style-asian="italic" style:font-style-complex="italic"/>
    </style:style>
    <style:style style:name="T13" style:family="text">
      <style:text-properties fo:font-style="italic" officeooo:rsid="0034cfbb" style:font-style-asian="italic" style:font-style-complex="italic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ef2d6" style:font-weight-asian="bold" style:font-weight-complex="bold"/>
    </style:style>
    <style:style style:name="T19" style:family="text">
      <style:text-properties fo:font-weight="bold" officeooo:rsid="0028d0fa" style:font-weight-asian="bold" style:font-weight-complex="bold"/>
    </style:style>
    <style:style style:name="T20" style:family="text">
      <style:text-properties fo:font-weight="bold" officeooo:rsid="00381cbd" style:font-weight-asian="bold" style:font-weight-complex="bold"/>
    </style:style>
    <style:style style:name="T21" style:family="text">
      <style:text-properties officeooo:rsid="0018d82f"/>
    </style:style>
    <style:style style:name="T22" style:family="text">
      <style:text-properties officeooo:rsid="001d8f69"/>
    </style:style>
    <style:style style:name="T23" style:family="text">
      <style:text-properties officeooo:rsid="001e7c6e"/>
    </style:style>
    <style:style style:name="T24" style:family="text">
      <style:text-properties officeooo:rsid="001ef2d6"/>
    </style:style>
    <style:style style:name="T25" style:family="text">
      <style:text-properties officeooo:rsid="0022e0fc"/>
    </style:style>
    <style:style style:name="T26" style:family="text">
      <style:text-properties officeooo:rsid="0024d263"/>
    </style:style>
    <style:style style:name="T27" style:family="text">
      <style:text-properties officeooo:rsid="00266daf"/>
    </style:style>
    <style:style style:name="T28" style:family="text">
      <style:text-properties officeooo:rsid="0028d0fa"/>
    </style:style>
    <style:style style:name="T29" style:family="text">
      <style:text-properties officeooo:rsid="0029ea8a"/>
    </style:style>
    <style:style style:name="T30" style:family="text">
      <style:text-properties officeooo:rsid="002aa20b"/>
    </style:style>
    <style:style style:name="T31" style:family="text">
      <style:text-properties officeooo:rsid="002f5656"/>
    </style:style>
    <style:style style:name="T32" style:family="text">
      <style:text-properties officeooo:rsid="003325c4"/>
    </style:style>
    <style:style style:name="T33" style:family="text">
      <style:text-properties officeooo:rsid="001e6663"/>
    </style:style>
    <style:style style:name="T34" style:family="text">
      <style:text-properties officeooo:rsid="0034cfbb"/>
    </style:style>
    <style:style style:name="T35" style:family="text">
      <style:text-properties officeooo:rsid="0036bc0d"/>
    </style:style>
    <style:style style:name="T36" style:family="text">
      <style:text-properties officeooo:rsid="00381cbd"/>
    </style:style>
    <style:style style:name="T37" style:family="text">
      <style:text-properties officeooo:rsid="003bce57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729fcf" draw:textarea-horizontal-align="justify" draw:textarea-vertical-align="middle" draw:auto-grow-height="false" fo:min-height="0.547cm" fo:min-width="2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P BATTLEGROUND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KLEP</text:p>
      <text:p text:style-name="P3"/>
      <text:p text:style-name="P4">MOJA DOKUMENTACJA PROJEKTOW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67"><text:a xlink:type="simple" xlink:href="#__RefHeading___Toc273_1398589821" text:style-name="Index_20_Link" text:visited-style-name="Index_20_Link">1 Cel i zakres działania aplikacji<text:tab/>3</text:a></text:p>
          <text:p text:style-name="P67"><text:a xlink:type="simple" xlink:href="#__RefHeading___Toc275_1398589821" text:style-name="Index_20_Link" text:visited-style-name="Index_20_Link">2 Narzędzia i technologie wykorzystane w projekcie<text:tab/>3</text:a></text:p>
          <text:p text:style-name="P67"><text:a xlink:type="simple" xlink:href="#__RefHeading___Toc277_1398589821" text:style-name="Index_20_Link" text:visited-style-name="Index_20_Link">3 Sposób funkcjonowania aplikacji<text:tab/>3</text:a></text:p>
          <text:p text:style-name="P67"><text:a xlink:type="simple" xlink:href="#__RefHeading___Toc279_1398589821" text:style-name="Index_20_Link" text:visited-style-name="Index_20_Link">4 Problemy i próba ich rozwiązania<text:tab/>4</text:a></text:p>
          <text:p text:style-name="P68"><text:a xlink:type="simple" xlink:href="#__RefHeading___Toc538_2123462972" text:style-name="Index_20_Link" text:visited-style-name="Index_20_Link">4.1 Baza danych<text:tab/>4</text:a></text:p>
          <text:p text:style-name="P68"><text:a xlink:type="simple" xlink:href="#__RefHeading___Toc540_2123462972" text:style-name="Index_20_Link" text:visited-style-name="Index_20_Link">4.2 Gettery i settery klasy abstrakcyjnej<text:tab/>4</text:a></text:p>
          <text:p text:style-name="P68"><text:a xlink:type="simple" xlink:href="#__RefHeading___Toc542_2123462972" text:style-name="Index_20_Link" text:visited-style-name="Index_20_Link">4.3 Podejście MVC<text:tab/>5</text:a></text:p>
          <text:p text:style-name="P68"><text:a xlink:type="simple" xlink:href="#__RefHeading___Toc544_2123462972" text:style-name="Index_20_Link" text:visited-style-name="Index_20_Link">4.4 Baza danych i jedna tabela z produktami<text:tab/>5</text:a></text:p>
          <text:p text:style-name="P68"><text:a xlink:type="simple" xlink:href="#__RefHeading___Toc546_2123462972" text:style-name="Index_20_Link" text:visited-style-name="Index_20_Link">4.5 Grupowanie produktów dodanych do koszyka przez użytkownika<text:tab/>5</text:a></text:p>
          <text:p text:style-name="P68"><text:a xlink:type="simple" xlink:href="#__RefHeading___Toc548_2123462972" text:style-name="Index_20_Link" text:visited-style-name="Index_20_Link">4.6 Zabezpieczenia<text:tab/>6</text:a></text:p>
          <text:p text:style-name="P68"><text:a xlink:type="simple" xlink:href="#__RefHeading___Toc550_2123462972" text:style-name="Index_20_Link" text:visited-style-name="Index_20_Link">4.7 Pokazanie ceny zaokrąglonej do grosza (drugie miejsce po przecinku). Zaokrąglanie ceny bez straty sklepu<text:tab/>6</text:a></text:p>
          <text:p text:style-name="P68"><text:a xlink:type="simple" xlink:href="#__RefHeading___Toc552_2123462972" text:style-name="Index_20_Link" text:visited-style-name="Index_20_Link">4.8 Eksport do PDF w UTF-8<text:tab/>6</text:a></text:p>
          <text:p text:style-name="P67"><text:a xlink:type="simple" xlink:href="#__RefHeading___Toc281_1398589821" text:style-name="Index_20_Link" text:visited-style-name="Index_20_Link">5 Stopień osiągnięcia zamierzonego celu<text:tab/>7</text:a></text:p>
          <text:p text:style-name="P67"><text:a xlink:type="simple" xlink:href="#__RefHeading___Toc283_1398589821" text:style-name="Index_20_Link" text:visited-style-name="Index_20_Link">6 Podsumowanie i wnioski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4" text:outline-level="1"><text:bookmark-start text:name="__RefHeading___Toc273_1398589821"/><text:soft-page-break/><text:s/>Cel i zakres działania aplikacji<text:bookmark-end text:name="__RefHeading___Toc273_1398589821"/></text:h>
      <text:p text:style-name="P8">Celem aplikacji jest zapoznanie się z obiektowym PHP i wykorzystani<text:span text:style-name="T2">e</text:span> go w praktyce, a także wstępna próba stworzenia szkieletu sklepu internetowego o podstawowej funkcjonalności przy wykorzystaniu technologii webowych.</text:p>
      <text:p text:style-name="P38">Zakres działania aplikacji jest ograniczony do systemu logowania i rejestracji użytkownika, <text:span text:style-name="T36">systemu obsługi koszyka i </text:span>stwarzania zamówienia przez zalogowanego użytkownika oraz prostego panelu administracyjnego umożliwiającego dodawanie nowych produktów do bazy danych sklepu <text:span text:style-name="T36">oraz</text:span> <text:span text:style-name="T23">podgląd bazy użytkowników i zamówień. </text:span></text:p>
      <text:p text:style-name="P38"><text:span text:style-name="T23">W późniejszych etapach projekt rozszerzono o</text:span></text:p>
      <text:list xml:id="list9310452985752565" text:style-name="L5">
        <text:list-item>
          <text:p text:style-name="P39"><text:span text:style-name="T23">formularz wyszukiwania produktów w zakładce produktów</text:span></text:p>
        </text:list-item>
        <text:list-item>
          <text:p text:style-name="P42">prosty eksport szczegółów zamówienia do PDF</text:p>
        </text:list-item>
      </text:list>
      <text:p text:style-name="P41"/>
      <text:h text:style-name="P64" text:outline-level="1"><text:bookmark-start text:name="__RefHeading___Toc275_1398589821"/><text:s/>Narzędzia <text:span text:style-name="T21">i technologie</text:span> wykorzystane w projekcie<text:bookmark-end text:name="__RefHeading___Toc275_1398589821"/></text:h>
      <text:p text:style-name="P5"><text:tab/>Podczas prac programistycznych zastosowano mniej skomplikowane technologie, aby osiągnięcie zamierzonego celu nie było utrudniane przez niesprzyjające czynniki takie jak nieznajomość posługiwania się<text:span text:style-name="T1"> bardziej zaawansowanymi</text:span> narzędzi<text:span text:style-name="T1">ami</text:span>.</text:p>
      <text:p text:style-name="P5">Wykorzystan<text:span text:style-name="T8">o</text:span> <text:span text:style-name="T8">następujące</text:span> technologie i narzędzia:</text:p>
      <text:list xml:id="list790295466171185454" text:style-name="L1">
        <text:list-item>
          <text:p text:style-name="P36">PHP – tzw. czysty PHP zorientowany obiektowo</text:p>
        </text:list-item>
        <text:list-item>
          <text:p text:style-name="P36">MySQL – proste zapytania SELECT i INSERT <text:span text:style-name="T8">itp.</text:span></text:p>
        </text:list-item>
        <text:list-item>
          <text:p text:style-name="P37">HTML/CSS – zredukowane do <text:span text:style-name="T17">minimum</text:span></text:p>
        </text:list-item>
        <text:list-item>
          <text:p text:style-name="P37">LAMPP<text:span text:style-name="T7">, </text:span>localhost</text:p>
        </text:list-item>
        <text:list-item>
          <text:p text:style-name="P40">Sublime Text jako edytor tekstu</text:p>
        </text:list-item>
      </text:list>
      <text:h text:style-name="P64" text:outline-level="1"><text:bookmark-start text:name="__RefHeading___Toc277_1398589821"/><text:s/>Sposób funkcjonowania aplikacji<text:bookmark-end text:name="__RefHeading___Toc277_1398589821"/></text:h>
      <text:p text:style-name="P6">Funkcjonowanie aplikacji zostało zaplanowane (lub nie :D) w sposób wymuszający zastosowanie podejścia obiektowego w PHP. <text:span text:style-name="T23">Proces t</text:span>worzenie aplikacji <text:span text:style-name="T30">ostatecznie</text:span> opierał się o MVC. </text:p>
      <text:p text:style-name="P7">Aby przyspieszyć czas tworzenia podstawowej funkcjonalności, <text:span text:style-name="T5">nie zastosowano</text:span> wystarczających mechanizmów zabezpieczających i walidacyjnych dane wprowadzane do serwera. Umożliwiło to większą przejrzystość kodu i prostotę, a także skupienie się na obiektowych aspektach projektu <text:span text:style-name="T23">kosztem bezpieczeństwa</text:span>. Należy bezwzględnie pamiętać o implementacji odpowiednich zabezpieczeń, jeżeli aplikacja będzie jeszcze kiedyś wspierana lub rozwijana. </text:p>
      <text:h text:style-name="P64" text:outline-level="1"><text:bookmark-start text:name="__RefHeading___Toc279_1398589821"/><text:soft-page-break/><text:s/>Problemy i <text:span text:style-name="T3">próba ich rozwiązania</text:span><text:bookmark-end text:name="__RefHeading___Toc279_1398589821"/></text:h>
      <text:h text:style-name="Heading_20_2" text:outline-level="2"><text:bookmark-start text:name="__RefHeading___Toc538_2123462972"/><text:s/>Baza danych<text:bookmark-end text:name="__RefHeading___Toc538_2123462972"/></text:h>
      <text:p text:style-name="P10">Tabele `products`, `users` i `orders`. Czy lepszym wyjściem jest stworzenie tabeli dla subklas: Book i Album, a następnie zgrupowanie wszystkiego w `products`? Jeśli tak, to w jaki sposób poprawnie zrelacjonować tabele, aby utrzymać funkcjonalność zapytań w stworzonych widokach?</text:p>
      <text:p text:style-name="P22">W kolejnym projekcie zaimplementować osobne tabele dla każdej klasy produktu <text:span text:style-name="T31">ALBO zapoznać się z przykładowymi projektami baz danych tego typu</text:span>. Cel niniejszego projektu był nieco inny – <text:span text:style-name="T31">warto by wrócić</text:span> do tego kodu. </text:p>
      <text:p text:style-name="P23">//Lepiej było by zrobić to natychmiast, ale warto poćwiczyć rozumienie i orientację w „obcym” kodzie. Zostawić na przyszłość.</text:p>
      <text:p text:style-name="P30"><text:span text:style-name="T26">Może być to poprawne rozwiązanie problemu, lecz jak dotąd n</text:span>ie rozwiązano, efekt mógłby być odwrotny do zamierzonego, <text:span text:style-name="T26">postępować zgodnie z powyższym</text:span>.</text:p>
      <text:p text:style-name="P52">W rezultacie powstały kolejne problemy</text:p>
      <text:p text:style-name="P53">Relacja `orders` - `user_products` - nie pozwala na efektywne wykorzystanie danych w wyświetleniu szczegółów zamówienia w panelu administracyjnym w celu obsłużenia tego zamówienia. <text:span text:style-name="T31">Żeby obsłużyć zamówienie można by skomplikować nieco kod wykorzystując multiquery i pobierając dane w 2 zapytaniach.</text:span></text:p>
      <text:p text:style-name="P54">Stworzenie relacji pomiędzy `orders`, a `<text:span text:style-name="T31">user_products</text:span>`</text:p>
      <text:p text:style-name="P54">Jest to rezultat błędnego zaprojektowania/zbyt wielkiego uproszczenia bazy danych. Gdyby podczas rejestracji zamówienia przypisać produktom w koszyku ID zamówienia można by poruszać się między tabelami. Wystąpiły błędy podczas stwarzania relacji związane ze stworzeniem 2 kluczy podstawowych, albo odpowiednim dziedziczeniem („<text:span text:style-name="T11">Cannot add or update a child row: a foreign key constraint fails”</text:span>).</text:p>
      <text:p text:style-name="P51"><text:span text:style-name="T32">Nie rozwiązano, patrz rozdz. 5.</text:span></text:p>
      <text:h text:style-name="Heading_20_2" text:outline-level="2"><text:bookmark-start text:name="__RefHeading___Toc540_2123462972"/><text:s/>Gettery i settery klasy abstrakcyjnej<text:bookmark-end text:name="__RefHeading___Toc540_2123462972"/></text:h>
      <text:p text:style-name="P11">Dlaczego gettery i settery muszą być nadpisane/stworzone w subklasach? Czy istnieje sposób stworzenia ich tak, aby ich dziedziczenie pozwalało na efektywne wykorzystanie?</text:p>
      <text:list xml:id="list3414067582757947872" text:style-name="L2">
        <text:list-item>
          <text:p text:style-name="P43">Jak najbardziej te metody zostały odziedziczone</text:p>
        </text:list-item>
        <text:list-item>
          <text:p text:style-name="P43">Literówka:</text:p>
        </text:list-item>
      </text:list>
      <text:p text:style-name="P16">return $this-&gt;<text:span text:style-name="T9">$</text:span>name;</text:p>
      <text:list xml:id="list2400318448197874828" text:style-name="L3">
        <text:list-item>
          <text:p text:style-name="P44">Subklasy muszą mieć dostęp do żądanych atrybutów zatem:</text:p>
        </text:list-item>
      </text:list>
      <text:p text:style-name="P16"><text:span text:style-name="T17">protected</text:span> $name;</text:p>
      <text:p text:style-name="P32">Rozwiązano, błąd <text:span text:style-name="T25">łatwy</text:span> <text:span text:style-name="T25">do rozwiązania</text:span>.</text:p>
      <text:h text:style-name="Heading_20_2" text:outline-level="2"><text:bookmark-start text:name="__RefHeading___Toc542_2123462972"/><text:soft-page-break/><text:s/>Podejście MVC<text:bookmark-end text:name="__RefHeading___Toc542_2123462972"/></text:h>
      <text:p text:style-name="P9">Pierwotnie nie było celem projektu, jednak należałoby dostosować odpowiednie klasy, a szczególnie dostosować/stworzyć kontrolery.</text:p>
      <text:p text:style-name="P30">Stworzono paczkę kontrolerów i widoków.</text:p>
      <text:h text:style-name="Heading_20_2" text:outline-level="2"><text:bookmark-start text:name="__RefHeading___Toc544_2123462972"/><text:s/>Baza danych <text:span text:style-name="T37">i jedna tabela z produktami</text:span><text:bookmark-end text:name="__RefHeading___Toc544_2123462972"/></text:h>
      <text:p text:style-name="P12">Do bazy danych wprowadzane są produkty klasy ‘Book’ i ‘Album’, atrybuty <text:span text:style-name="T24">tych obiektów</text:span> nie pokrywają się <text:span text:style-name="T24">zatem</text:span> w pełni. W związku z tym, że istnieje jedna tabela grupująca wszystkie produkty należy umieszczać w odpowiednich miejscach tabeli wartości <text:span text:style-name="T10">NULL</text:span><text:span text:style-name="T14">, co z kolei koliduje ze zmienną przechowującą </text:span><text:span text:style-name="T10">NULL</text:span><text:span text:style-name="T14"> </text:span><text:span text:style-name="T15">lub</text:span><text:span text:style-name="T14"> daną wartość. Problemem jest stworzenie zapytania (Stringa) umożliwiającego obsługę wartości zmiennej (w tym przypadku) String oraz potencjalnie </text:span><text:span text:style-name="T10">NULL.</text:span></text:p>
      <text:p text:style-name="P13">NULL != ‘NULL’ != ”NULL”</text:p>
      <text:p text:style-name="P31"><text:span text:style-name="T12">O</text:span><text:span text:style-name="T16">bie klasy mają teraz własne metody kreujące odpowiednią kwerendę.</text:span></text:p>
      <text:p text:style-name="P20"><text:span text:style-name="T30">Problem j</text:span>est <text:s/>raczej szerszy, <text:span text:style-name="T24">albo związany szeroko z projektem bazy danych. Zdecydowanie lepszym wyjściem byłoby stworzenie uniwersalnej metody generującej prawidłowe zapytanie. W przypadku dodania innych klas produktu trzeba będzie każdorazowo nadpisywać tą metodę, czy taki kod ogólnie rzecz biorąc nie będzie trudniejszy do rozszerzania, niż być powinien?</text:span></text:p>
      <text:h text:style-name="Heading_20_2" text:outline-level="2"><text:bookmark-start text:name="__RefHeading___Toc546_2123462972"/><text:s/>Grupowanie produktów dodanych do koszyka przez użytkownika<text:bookmark-end text:name="__RefHeading___Toc546_2123462972"/></text:h>
      <text:p text:style-name="P17">Użytkownik klikając „Do koszyka” powinien mieć możliwość gromadzenia produktów we własnym koszyku. <text:span text:style-name="T22">W chwili obecnej istnieje możliwość zamówienia wyłącznie jednego rodzaju produktu.</text:span></text:p>
      <text:p text:style-name="P17"><text:span text:style-name="T18">C</text:span><text:span text:style-name="T17">zy koszyk powinien być </text:span><text:span text:style-name="T18">wypełniany</text:span><text:span text:style-name="T17"> za pomocą danych sesyjnych? </text:span><text:span text:style-name="T18">C</text:span><text:span text:style-name="T17">zy jest możliwość stosowania tablic sesyjnych?</text:span></text:p>
      <text:p text:style-name="P24">Jest możliwość stosowania nawet <text:span text:style-name="T17">wielowymiarowych</text:span> tablic sesyjnych. Zastosowano to rozwiązanie, jest nieco skomplikowane. <text:span text:style-name="T27">Każdy produkt w koszyku to osobna tablica w tablicy.</text:span></text:p>
      <text:p text:style-name="P15"><draw:custom-shape text:anchor-type="paragraph" draw:z-index="0" draw:name="Kształt1" draw:style-name="gr1" draw:text-style-name="P70" svg:width="3.176cm" svg:height="0.773cm" svg:x="6.505cm" svg:y="-0.037cm"><text:p text:style-name="P69"><text:span text:style-name="T11">Jest indekse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// next sub-array</text:p>
      <text:p text:style-name="P15">$_SESSION['myProducts'][$_SESSION['arraySize']] = array(</text:p>
      <text:p text:style-name="P15">$id, $name, $maker, $price, $quantity);</text:p>
      <text:p text:style-name="P15">$_SESSION['arraySize']++;</text:p>
      <text:p text:style-name="P26">Stworzenie <text:span text:style-name="T32">w bazie danych </text:span>tabeli przechowującej zawartość koszyków wydaje się mieć większy potencjał. Stworzono tabelę.</text:p>
      <text:h text:style-name="Heading_20_2" text:outline-level="2"><text:bookmark-start text:name="__RefHeading___Toc548_2123462972"/><text:soft-page-break/><text:s/>Zabezpieczenia<text:bookmark-end text:name="__RefHeading___Toc548_2123462972"/></text:h>
      <text:p text:style-name="P18">Ze względu na inny cel obrany podczas prac, nie zastosowano <text:span text:style-name="T32">wystarczających </text:span>zabezpieczeń (przy logowaniu, rejestracji oraz w panelu administracyjnym). Należy także <text:span text:style-name="T17">bezwzględnie</text:span> stosować zabezpieczenia <text:span text:style-name="T32">na przykład </text:span>przeciw wstrzykiwaniu SQL.</text:p>
      <text:p text:style-name="P27">Dodano podstawowe zabezpieczenia. W związku z tym, że użyty został głównie „czysty” PHP – zastosowano <text:span text:style-name="T11">htmlenities() </text:span>oraz<text:span text:style-name="T11"> escape_string() </text:span>- dla logowania i rejestracji.</text:p>
      <text:p text:style-name="P25">Wprowadzanie nowych produktów powinno także pozwalać na wprowadzanie znaków (‘. ” oraz kropek, przecinków itp.). W stanie obecnym wprowadzenie do formularza panelu znaku apostrofu ‘ przerywa stringa kwerendy, co powoduje błąd zapytania.</text:p>
      <text:p text:style-name="P28"><text:span text:style-name="T29">Z</text:span>astosowano <text:span text:style-name="T11">htmlenities() </text:span>oraz<text:span text:style-name="T11"> escape_string()</text:span>.</text:p>
      <text:h text:style-name="Heading_20_2" text:outline-level="2"><text:bookmark-start text:name="__RefHeading___Toc550_2123462972"/><text:s/>Pokazanie ceny zaokrąglonej do grosza (drugie miejsce po przecinku). <text:span text:style-name="T34">Zaokrąglanie ceny bez straty sklepu</text:span><text:bookmark-end text:name="__RefHeading___Toc550_2123462972"/></text:h>
      <text:p text:style-name="P19">Powinn<text:span text:style-name="T24">a</text:span> <text:span text:style-name="T24">istnieć</text:span> <text:span text:style-name="T24">możliwość</text:span> obniżk<text:span text:style-name="T24">i</text:span>/podwyżk<text:span text:style-name="T24">i</text:span> ceny, nie pozwalając <text:span text:style-name="T24">przy tym </text:span>na straty w sklepie. <text:span text:style-name="T24">(przykład z kantorem wymiany walut).</text:span></text:p>
      <text:p text:style-name="P29">Dla zasilenia konta przez użytkownika w przykładowym portalu walutowym należy zaokrąglić w dół zabezpieczając się przeciwko stratom (niewielkie straty ponosi użytkownik):</text:p>
      <text:p text:style-name="P14">floor(3.44862*100)/100; <text:s/>---→ efekt: 3.44</text:p>
      <text:p text:style-name="P21">Ponadto:</text:p>
      <text:p text:style-name="P19"><text:span text:style-name="T6">Zaokrąglenie w PHP</text:span><text:span text:style-name="T4"> ceny do </text:span><text:span text:style-name="T5">2</text:span><text:span text:style-name="T4"> miejsc po przecinku w interfejsie graficznym:</text:span> </text:p>
      <text:p text:style-name="P56">number_format(2.1,<text:span text:style-name="T17">2</text:span>); ---→ efekt: 2.10</text:p>
      <text:h text:style-name="P35" text:outline-level="2"><text:bookmark-start text:name="__RefHeading___Toc552_2123462972"/><text:s/>Eksport do PDF w UTF-8<text:bookmark-end text:name="__RefHeading___Toc552_2123462972"/></text:h>
      <text:p text:style-name="P62">W celu obsługi szczegółów zamówienia dla zamawiającego użytkownika zastosowano bibliotekę FPDF umożliwiającą pobranie/druk pliku PDF. Nie pozwala ona wprost na zastosowanie polskich znaków. Użycie metod konwertujących na kodowanie UTF-8 nie rozwiązały problemu.</text:p>
      <text:p text:style-name="P63">Nie rozwiązano.</text:p>
      <text:p text:style-name="P63"/>
      <text:p text:style-name="P50">KONCEPCJE INNE</text:p>
      <text:p text:style-name="P46">1. Co gdyby stworzyć odrębną klasę obsługującą część lub wszystkie kwerendy dla aplikacji? <text:span text:style-name="T28">Zastosowano jedynie prosty interfejs `addable` dla ogólnej obsługi dodawania do bazy danych.</text:span></text:p>
      <text:p text:style-name="P47">2. Zastosowanie jQuery do przesuwania się okienka wyszukiwania produktów.</text:p>
      <text:p text:style-name="P48">3. <text:span text:style-name="T33">Czy w bazie danych też można/trzeba przechowywać cenę do dwóch miejsc po przecinku?</text:span></text:p>
      <text:p text:style-name="P49">4. Utworzenie klasy lub rozwinięcie kontrolera widoku dla obsługi wyświetlania danych popranych z bazy. Czynność ta bardzo często się powtarza.</text:p>
      <text:h text:style-name="P65" text:outline-level="1"><text:bookmark-start text:name="__RefHeading___Toc281_1398589821"/><text:soft-page-break/><text:s/>Stopień osiągnięcia zamierzonego celu<text:bookmark-end text:name="__RefHeading___Toc281_1398589821"/></text:h>
      <text:p text:style-name="P57">Wykorzystano mechanizmy podejścia obiektowego PHP, co było podstawowym celem tego projektu. <text:span text:style-name="T34">Zastosowano wiele nowej wiedzy w programowaniu obiektowym, a także opanowano sprawne poruszanie się w Sublime Text. Projekt pozwolił na rozszerzenie umiejętności w dziedzinie PHP. Podczas prac poświęcono także kilka sesji na pracę nad umiejętnościami związanymi z pracą z bazami danych i MYSQL, wiedza w tym zakresie również uległa poprawie.</text:span></text:p>
      <text:p text:style-name="P57"><text:span text:style-name="T34">Problemy, które pojawiły się podczas pracy nad projektem wyznaczą kierunek dalszych działań i obszary, które w pierwszej kolejności wymagają zdobycia większej ilości wiedzy takie jak poprawne projektowanie baz danych. Należy też poszukać wiedzy na temat poprawnego używania </text:span><text:span text:style-name="T13">include</text:span><text:span text:style-name="T34">, </text:span><text:span text:style-name="T13">require</text:span><text:span text:style-name="T34"> itp.</text:span></text:p>
      <text:p text:style-name="P55"><text:span text:style-name="T31">Nierozwiązane problemy i</text:span> koncepcje „<text:span text:style-name="T31">inne”</text:span> pozostawiono bez implementacji ze względu na:</text:p>
      <text:list xml:id="list6554367014266034573" text:style-name="L4">
        <text:list-item>
          <text:p text:style-name="P45">inny obrany cel projektu </text:p>
        </text:list-item>
        <text:list-item>
          <text:p text:style-name="P45">ćwiczebny charakter projektu</text:p>
        </text:list-item>
        <text:list-item>
          <text:p text:style-name="P45">potrzebę efektywnego zdobywania umiejętności przy zmniejszeniu jakości kodu, która i tak nie będzie idealna przy obecnym stanie umiejętności – <text:span text:style-name="T36">nie ze względu na niedbałość, a dla zbalansowanego rozwoju</text:span></text:p>
        </text:list-item>
        <text:list-item>
          <text:p text:style-name="P45"><text:span text:style-name="T17">better done than perfect</text:span></text:p>
        </text:list-item>
      </text:list>
      <text:h text:style-name="P66" text:outline-level="1"><text:bookmark-start text:name="__RefHeading___Toc283_1398589821"/><text:s/>Podsumowanie i wnioski<text:bookmark-end text:name="__RefHeading___Toc283_1398589821"/></text:h>
      <text:p text:style-name="P33"><text:span text:style-name="T35">- projekt rozwinął sporo</text:span> nowych <text:span text:style-name="T35">umiejętności i zrozumienia w programowaniu obiektowym, w przestrzeni MYSQL, PHP.</text:span></text:p>
      <text:p text:style-name="P61">- <text:span text:style-name="T36">uzyskano </text:span>dużo zrozumienia, związanego z samą strukturą projektu, (podawanie ścieżek requestu, komunikacji między klasami(require(), require_once()))</text:p>
      <text:p text:style-name="P59"><text:span text:style-name="T36">- prace nad projektem jak dotąd trwały 4 tygodnie (od kwietnia 2017 do 1. maja 2017)</text:span></text:p>
      <text:p text:style-name="P33">- <text:span text:style-name="T28">bardzo ważne jest </text:span><text:span text:style-name="T19">poprawne</text:span><text:span text:style-name="T28"> zaprojektowanie bazy danych, które pozwala na uniknięcie kolejnych coraz bardziej skomplikowanych błędów i trudności w implementacji wymaganej funkcjonalności</text:span></text:p>
      <text:p text:style-name="P33">- <text:span text:style-name="T30">bardzo ważne jest tworzenie poprawnych relacji i encji w bazie danych. Warto poszukać informacji o przykładowej budowie bazy danych dla sklepu internetowego lub innych typów aplikacji</text:span></text:p>
      <text:p text:style-name="P33">- <text:span text:style-name="T35">należy tworzyć więcej mniejszych klas i interfejsów</text:span></text:p>
      <text:p text:style-name="P58">- <text:span text:style-name="T20">SOLID, KISS, DRY, POKA YOK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8:30:07.029437053</meta:creation-date>
    <dc:date>2017-05-01T19:55:26.072986030</dc:date>
    <meta:editing-duration>PT1H42M22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7" meta:paragraph-count="107" meta:word-count="1417" meta:character-count="10492" meta:non-whitespace-character-count="9183"/>
  </office:meta>
</office:document-meta>
</file>